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6" style:family="table-cell" style:parent-style-name="Default" style:data-style-name="N0"/>
    <style:style style:name="ce27" style:family="table-cell" style:parent-style-name="Default">
      <style:table-cell-properties fo:background-color="transparent"/>
    </style:style>
    <style:style style:name="ce9" style:family="table-cell" style:parent-style-name="Default" style:data-style-name="N151">
      <style:table-cell-properties fo:background-color="transparent"/>
    </style:style>
    <style:style style:name="ce10" style:family="table-cell" style:parent-style-name="Default" style:data-style-name="N1">
      <style:table-cell-properties fo:background-color="transparent"/>
    </style:style>
    <style:style style:name="ce32" style:family="table-cell" style:parent-style-name="Default" style:data-style-name="N2">
      <style:table-cell-properties fo:background-color="transparent"/>
    </style:style>
    <style:style style:name="ce36" style:family="table-cell" style:parent-style-name="Default" style:data-style-name="N145"/>
    <style:style style:name="ce3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1021" table:default-cell-style-name="ce21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22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number-columns-repeated="3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1008" table:default-cell-style-name="ce21"/>
        <table:table-column table:style-name="co12" table:number-columns-repeated="3" table:default-cell-style-name="ce21"/>
        <table:table-column table:style-name="co12" table:number-columns-repeated="3" table:default-cell-style-name="ce26"/>
        <table:table-column table:style-name="co5" table:number-columns-repeated="15361" table:default-cell-style-name="ce26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GLY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NADS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" office:value-type="float" office:value="0.5" calcext:value-type="float">
            <text:p>0.5</text:p>
          </table:table-cell>
          <table:table-cell table:style-name="ce32" office:value-type="float" office:value="0.25" calcext:value-type="float">
            <text:p>0.25</text:p>
          </table:table-cell>
          <table:table-cell table:style-name="ce9" office:value-type="float" office:value="0" calcext:value-type="float">
            <text:p>0.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5" calcext:value-type="float">
            <text:p>-0.5</text:p>
          </table:table-cell>
          <table:table-cell table:style-name="ce9" office:value-type="float" office:value="0" calcext:value-type="float">
            <text:p>0.0</text:p>
          </table:table-cell>
          <table:table-cell table:style-name="ce32" office:value-type="float" office:value="0" calcext:value-type="float">
            <text:p>0.00</text:p>
          </table:table-cell>
          <table:table-cell table:style-name="ce9" office:value-type="float" office:value="0" calcext:value-type="float">
            <text:p>0.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ce9" office:value-type="float" office:value="-0.5" calcext:value-type="float">
            <text:p>-0.5</text:p>
          </table:table-cell>
          <table:table-cell table:style-name="ce32" office:value-type="float" office:value="-0.25" calcext:value-type="float">
            <text:p>-0.25</text:p>
          </table:table-cell>
          <table:table-cell table:style-name="ce9" office:value-type="float" office:value="-1" calcext:value-type="float">
            <text:p>-1.0</text:p>
          </table:table-cell>
          <table:table-cell table:style-name="ce27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17" calcext:value-type="float">
            <text:p>-0.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4" calcext:value-type="float">
            <text:p>0.34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NA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0.25" calcext:value-type="float">
            <text:p>0.25</text:p>
          </table:table-cell>
          <table:table-cell table:style-name="ce9" office:value-type="float" office:value="1" calcext:value-type="float">
            <text:p>1.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NAD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ce27" office:value-type="float" office:value="-0.5" calcext:value-type="float">
            <text:p>-0.5</text:p>
          </table:table-cell>
          <table:table-cell table:style-name="ce27" office:value-type="float" office:value="-0.25" calcext:value-type="float">
            <text:p>-0.25</text:p>
          </table:table-cell>
          <table:table-cell table:style-name="ce9" office:value-type="float" office:value="0" calcext:value-type="float">
            <text:p>0.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ce10" office:value-type="float" office:value="0" calcext:value-type="float">
            <text:p>0</text:p>
          </table:table-cell>
          <table:table-cell table:style-name="ce32" office:value-type="float" office:value="-0.5" calcext:value-type="float">
            <text:p>-0.50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6" calcext:value-type="float">
            <text:p>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5" calcext:value-type="float">
            <text:p>0.85</text:p>
          </table:table-cell>
          <table:table-cell table:number-columns-repeated="16372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ce10" office:value-type="float" office:value="0" calcext:value-type="float">
            <text:p>0</text:p>
          </table:table-cell>
          <table:table-cell table:style-name="ce32" office:value-type="float" office:value="0.5" calcext:value-type="float">
            <text:p>0.50</text:p>
          </table:table-cell>
          <table:table-cell table:style-name="ce10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5" calcext:value-type="float">
            <text:p>0.85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rR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16372"/>
        </table:table-row>
        <table:table-row table:style-name="ro1">
          <table:table-cell/>
          <table:table-cell table:style-name="ce26" table:number-columns-repeated="7"/>
          <table:table-cell table:style-name="ce36"/>
          <table:table-cell table:number-columns-repeated="16375"/>
        </table:table-row>
        <table:table-row table:style-name="ro1">
          <table:table-cell/>
          <table:table-cell table:style-name="ce26" table:number-columns-repeated="8"/>
          <table:table-cell table:number-columns-repeated="16375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21"/>
        <table:table-column table:style-name="co8" table:number-columns-repeated="6" table:default-cell-style-name="ce21"/>
        <table:table-column table:style-name="co4" table:number-columns-repeated="3" table:default-cell-style-name="ce21"/>
        <table:table-column table:style-name="co9" table:default-cell-style-name="ce21"/>
        <table:table-column table:style-name="co10" table:default-cell-style-name="ce21"/>
        <table:table-column table:style-name="co14" table:default-cell-style-name="ce21"/>
        <table:table-column table:style-name="co4" table:number-columns-repeated="1003" table:default-cell-style-name="ce21"/>
        <table:table-column table:style-name="co12" table:number-columns-repeated="7" table:default-cell-style-name="ce21"/>
        <table:table-column table:style-name="co12" table:number-columns-repeated="5" table:default-cell-style-name="Default"/>
        <table:table-column table:style-name="co5" table:number-columns-repeated="15355" table:default-cell-style-name="Default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GLY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NADS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number-columns-repeated="1008"/>
          <table:table-cell table:style-name="ce26" table:number-columns-repeated="15364"/>
        </table:table-row>
        <table:table-row table:style-name="ro1">
          <table:table-cell table:style-name="ce24" office:value-type="string" calcext:value-type="string">
            <text:p>x_C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x_W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C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.6" calcext:value-type="float">
            <text:p>1.6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I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A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NT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NAD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NADH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rR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/>
          <table:table-cell table:style-name="ce39" table:number-columns-repeated="14"/>
          <table:table-cell table:number-columns-repeated="1636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2" table:default-cell-style-name="ce26"/>
        <table:table-column table:style-name="co14" table:default-cell-style-name="ce26"/>
        <table:table-column table:style-name="co1" table:default-cell-style-name="ce26"/>
        <table:table-column table:style-name="co5" table:number-columns-repeated="16369" table:default-cell-style-name="ce26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GLY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NADS</text:p>
          </table:table-cell>
          <table:table-cell table:style-name="ce24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3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ce21" table:number-columns-repeated="1008"/>
          <table:table-cell table:number-columns-repeated="15364"/>
        </table:table-row>
        <table:table-row table:style-name="ro1">
          <table:table-cell table:style-name="ce24" office:value-type="string" calcext:value-type="string">
            <text:p>x_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x_W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C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I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A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NT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NAD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NADH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D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5" office:value-type="string" calcext:value-type="string">
            <text:p>AT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rRNA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office:value-type="float" office:value="35" calcext:value-type="float">
            <text:p>35</text:p>
          </table:table-cell>
          <table:table-cell table:style-name="ce40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DNA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 table:style-name="ce24" office:value-type="string" calcext:value-type="string">
            <text:p>p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39" table:number-columns-repeated="3"/>
          <table:table-cell table:number-columns-repeated="16369"/>
        </table:table-row>
        <table:table-row table:style-name="ro1">
          <table:table-cell/>
          <table:table-cell table:style-name="ce39" table:number-columns-repeated="14"/>
          <table:table-cell table:number-columns-repeated="1636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22"/>
        <table:table-column table:style-name="co15" table:default-cell-style-name="ce22"/>
        <table:table-column table:style-name="co8" table:number-columns-repeated="6" table:default-cell-style-name="ce22"/>
        <table:table-column table:style-name="co4" table:number-columns-repeated="3" table:default-cell-style-name="ce22"/>
        <table:table-column table:style-name="co9" table:default-cell-style-name="ce22"/>
        <table:table-column table:style-name="co10" table:default-cell-style-name="ce22"/>
        <table:table-column table:style-name="co14" table:default-cell-style-name="ce22"/>
        <table:table-column table:style-name="co4" table:default-cell-style-name="ce22"/>
        <table:table-column table:style-name="co4" table:number-columns-repeated="1001" table:default-cell-style-name="ce21"/>
        <table:table-column table:style-name="co12" table:number-columns-repeated="7" table:default-cell-style-name="ce21"/>
        <table:table-column table:style-name="co6" table:default-cell-style-name="ce21"/>
        <table:table-column table:style-name="co6" table:number-columns-repeated="5" table:default-cell-style-name="Default"/>
        <table:table-column table:style-name="co5" table:number-columns-repeated="15355" table:default-cell-style-name="Default"/>
        <table:table-row table:style-name="ro1">
          <table:table-cell table:style-name="ce23"/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GLY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NADS</text:p>
          </table:table-cell>
          <table:table-cell table:style-name="ce41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24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Default" table:number-columns-repeated="1012"/>
          <table:table-cell table:number-columns-repeated="15360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59.8" calcext:value-type="float">
            <text:p>59.8</text:p>
          </table:table-cell>
          <table:table-cell office:value-type="float" office:value="50" calcext:value-type="float">
            <text:p>50</text:p>
          </table:table-cell>
          <table:table-cell office:value-type="float" office:value="412.9" calcext:value-type="float">
            <text:p>412.9</text:p>
          </table:table-cell>
          <table:table-cell office:value-type="float" office:value="82.6" calcext:value-type="float">
            <text:p>82.6</text:p>
          </table:table-cell>
          <table:table-cell office:value-type="float" office:value="30" calcext:value-type="float">
            <text:p>30</text:p>
          </table:table-cell>
          <table:table-cell office:value-type="float" office:value="29.3" calcext:value-type="float">
            <text:p>29.3</text:p>
          </table:table-cell>
          <table:table-cell table:style-name="Default" office:value-type="float" office:value="7.9" calcext:value-type="float">
            <text:p>7.9</text:p>
          </table:table-cell>
          <table:table-cell office:value-type="float" office:value="160.3" calcext:value-type="float">
            <text:p>160.3</text:p>
          </table:table-cell>
          <table:table-cell office:value-type="float" office:value="6.8" calcext:value-type="float">
            <text:p>6.8</text:p>
          </table:table-cell>
          <table:table-cell office:value-type="float" office:value="14.7" calcext:value-type="float">
            <text:p>14.7</text:p>
          </table:table-cell>
          <table:table-cell office:value-type="float" office:value="21.4" calcext:value-type="float">
            <text:p>21.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22"/>
        <table:table-column table:style-name="co6" table:number-columns-repeated="984" table:default-cell-style-name="ce21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style-name="ce22" table:formula="of:=340-52-34" office:value-type="float" office:value="254" calcext:value-type="float">
            <text:p>254</text:p>
          </table:table-cell>
          <table:table-cell table:number-columns-repeated="16353"/>
        </table:table-row>
        <table:table-row table:style-name="ro1">
          <table:table-cell table:style-name="ce39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22" table:formula="of:=[.E3]/1.3" office:value-type="float" office:value="0.350127796645776" calcext:value-type="float">
            <text:p>0.350127796645776</text:p>
          </table:table-cell>
          <table:table-cell table:style-name="ce22" table:formula="of:=[.F3]/1.3" office:value-type="float" office:value="0.269329074342904" calcext:value-type="float">
            <text:p>0.269329074342904</text:p>
          </table:table-cell>
          <table:table-cell table:style-name="ce22" table:formula="of:=[.G3]/1.3" office:value-type="float" office:value="0.207176211033003" calcext:value-type="float">
            <text:p>0.207176211033003</text:p>
          </table:table-cell>
          <table:table-cell table:style-name="ce22" table:formula="of:=[.H3]/1.3" office:value-type="float" office:value="0.159366316179233" calcext:value-type="float">
            <text:p>0.159366316179233</text:p>
          </table:table-cell>
          <table:table-cell table:style-name="ce22" table:formula="of:=[.I3]/1.3" office:value-type="float" office:value="0.122589473984026" calcext:value-type="float">
            <text:p>0.122589473984026</text:p>
          </table:table-cell>
          <table:table-cell table:style-name="ce22" table:formula="of:=[.J3]/1.3" office:value-type="float" office:value="0.0942995953723274" calcext:value-type="float">
            <text:p>0.0942995953723274</text:p>
          </table:table-cell>
          <table:table-cell table:style-name="ce22" table:formula="of:=[.K3]/1.3" office:value-type="float" office:value="0.0725381502864057" calcext:value-type="float">
            <text:p>0.0725381502864057</text:p>
          </table:table-cell>
          <table:table-cell table:style-name="ce22" table:formula="of:=[.L3]/1.3" office:value-type="float" office:value="0.055798577143389" calcext:value-type="float">
            <text:p>0.055798577143389</text:p>
          </table:table-cell>
          <table:table-cell table:style-name="ce22" table:formula="of:=[.M3]/1.3" office:value-type="float" office:value="0.0429219824179915" calcext:value-type="float">
            <text:p>0.0429219824179915</text:p>
          </table:table-cell>
          <table:table-cell table:style-name="ce22" table:formula="of:=[.N3]/1.3" office:value-type="float" office:value="0.0330169095523012" calcext:value-type="float">
            <text:p>0.0330169095523012</text:p>
          </table:table-cell>
          <table:table-cell table:style-name="ce22" table:formula="of:=[.O3]/1.3" office:value-type="float" office:value="0.0253976227325394" calcext:value-type="float">
            <text:p>0.0253976227325394</text:p>
          </table:table-cell>
          <table:table-cell table:style-name="ce22" table:formula="of:=[.P3]/1.3" office:value-type="float" office:value="0.0195366328711841" calcext:value-type="float">
            <text:p>0.0195366328711841</text:p>
          </table:table-cell>
          <table:table-cell table:style-name="ce22" table:formula="of:=[.Q3]/1.3" office:value-type="float" office:value="0.0150281791316801" calcext:value-type="float">
            <text:p>0.0150281791316801</text:p>
          </table:table-cell>
          <table:table-cell table:style-name="ce22" table:formula="of:=[.R3]/1.3" office:value-type="float" office:value="0.0115601377936001" calcext:value-type="float">
            <text:p>0.0115601377936001</text:p>
          </table:table-cell>
          <table:table-cell table:style-name="ce22" table:formula="of:=[.S3]/1.3" office:value-type="float" office:value="0.00889241368738467" calcext:value-type="float">
            <text:p>0.00889241368738467</text:p>
          </table:table-cell>
          <table:table-cell table:style-name="ce22" table:formula="of:=[.T3]/1.3" office:value-type="float" office:value="0.00684031822106513" calcext:value-type="float">
            <text:p>0.00684031822106513</text:p>
          </table:table-cell>
          <table:table-cell table:style-name="ce22" table:formula="of:=[.U3]/1.3" office:value-type="float" office:value="0.00526178324697318" calcext:value-type="float">
            <text:p>0.00526178324697318</text:p>
          </table:table-cell>
          <table:table-cell table:style-name="ce22" table:formula="of:=[.V3]/1.3" office:value-type="float" office:value="0.00404752557459475" calcext:value-type="float">
            <text:p>0.00404752557459475</text:p>
          </table:table-cell>
          <table:table-cell table:style-name="ce22" table:formula="of:=[.W3]/1.3" office:value-type="float" office:value="0.00311348121122673" calcext:value-type="float">
            <text:p>0.00311348121122673</text:p>
          </table:table-cell>
          <table:table-cell table:style-name="ce22" table:formula="of:=[.X3]/1.3" office:value-type="float" office:value="0.00239498554709749" calcext:value-type="float">
            <text:p>0.00239498554709749</text:p>
          </table:table-cell>
          <table:table-cell table:style-name="ce22" table:formula="of:=[.Y3]/1.3" office:value-type="float" office:value="0.00184229657469037" calcext:value-type="float">
            <text:p>0.00184229657469037</text:p>
          </table:table-cell>
          <table:table-cell table:style-name="ce22" table:formula="of:=[.Z3]/1.3" office:value-type="float" office:value="0.00141715121130029" calcext:value-type="float">
            <text:p>0.00141715121130029</text:p>
          </table:table-cell>
          <table:table-cell table:style-name="ce22" table:formula="of:=[.AA3]/1.3" office:value-type="float" office:value="0.00109011631638484" calcext:value-type="float">
            <text:p>0.00109011631638484</text:p>
          </table:table-cell>
          <table:table-cell table:style-name="ce22" table:formula="of:=[.AB3]/1.3" office:value-type="float" office:value="0.00083855101260372" calcext:value-type="float">
            <text:p>0.00083855101260372</text:p>
          </table:table-cell>
          <table:table-cell table:style-name="ce22" table:formula="of:=[.AC3]/1.3" office:value-type="float" office:value="0.0006450392404644" calcext:value-type="float">
            <text:p>0.0006450392404644</text:p>
          </table:table-cell>
          <table:table-cell table:style-name="ce22" table:formula="of:=[.AD3]/1.3" office:value-type="float" office:value="0.000496184031126462" calcext:value-type="float">
            <text:p>0.00049618403112646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26" table:style-name="ce22" office:value-type="float" office:value="0.001" calcext:value-type="float">
            <text:p>0.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6"/>
        <table:table-row table:style-name="ro1">
          <table:table-cell table:style-name="ce42" office:value-type="string" calcext:value-type="string">
            <text:p>mu</text:p>
          </table:table-cell>
          <table:table-cell table:style-name="ce24" office:value-type="string" calcext:value-type="string">
            <text:p>tC</text:p>
          </table:table-cell>
          <table:table-cell table:style-name="ce24" office:value-type="string" calcext:value-type="string">
            <text:p>GLY</text:p>
          </table:table-cell>
          <table:table-cell table:style-name="ce24" office:value-type="string" calcext:value-type="string">
            <text:p>FERM</text:p>
          </table:table-cell>
          <table:table-cell table:style-name="ce24" office:value-type="string" calcext:value-type="string">
            <text:p>RESP</text:p>
          </table:table-cell>
          <table:table-cell table:style-name="ce24" office:value-type="string" calcext:value-type="string">
            <text:p>NADS</text:p>
          </table:table-cell>
          <table:table-cell table:style-name="ce49" office:value-type="string" calcext:value-type="string">
            <text:p>ADPS</text:p>
          </table:table-cell>
          <table:table-cell table:style-name="ce24" office:value-type="string" calcext:value-type="string">
            <text:p>EAA</text:p>
          </table:table-cell>
          <table:table-cell table:style-name="ce52" office:value-type="string" calcext:value-type="string">
            <text:p>ENT</text:p>
          </table:table-cell>
          <table:table-cell table:style-name="ce25" office:value-type="string" calcext:value-type="string">
            <text:p>RNAp</text:p>
          </table:table-cell>
          <table:table-cell table:style-name="ce25" office:value-type="string" calcext:value-type="string">
            <text:p>DNAp</text:p>
          </table:table-cell>
          <table:table-cell table:style-name="ce24" office:value-type="string" calcext:value-type="string">
            <text:p>r</text:p>
          </table:table-cell>
          <table:table-cell table:style-name="ce40"/>
          <table:table-cell table:style-name="ce39" table:number-columns-repeated="2"/>
          <table:table-cell table:number-columns-repeated="16369"/>
        </table:table-row>
        <table:table-row table:style-name="ro1">
          <table:table-cell table:style-name="ce42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3" calcext:value-type="float">
            <text:p>0.03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034" calcext:value-type="float">
            <text:p>0.034</text:p>
          </table:table-cell>
          <table:table-cell table:number-columns-repeated="2" table:style-name="Default" office:value-type="float" office:value="0.002" calcext:value-type="float">
            <text:p>0.002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42" table:number-columns-repeated="3"/>
          <table:table-cell table:number-columns-repeated="16369"/>
        </table:table-row>
        <table:table-row table:style-name="ro1" table:number-rows-repeated="7">
          <table:table-cell table:number-columns-repeated="7"/>
          <table:table-cell table:style-name="ce42" table:number-columns-repeated="9"/>
          <table:table-cell table:number-columns-repeated="16368"/>
        </table:table-row>
        <table:table-row table:style-name="ro1">
          <table:table-cell table:number-columns-repeated="8"/>
          <table:table-cell table:style-name="ce42" table:number-columns-repeated="6"/>
          <table:table-cell table:number-columns-repeated="16370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3" office:value-type="string" calcext:value-type="string">
            <text:p>metabolite</text:p>
          </table:table-cell>
          <table:table-cell table:style-name="ce56" office:value-type="string" calcext:value-type="string">
            <text:p>mass_fraction</text:p>
          </table:table-cell>
        </table:table-row>
        <table:table-row table:style-name="ro1">
          <table:table-cell table:style-name="ce24" office:value-type="string" calcext:value-type="string">
            <text:p>C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4" office:value-type="string" calcext:value-type="string">
            <text:p>I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4" office:value-type="string" calcext:value-type="string">
            <text:p>AA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4" office:value-type="string" calcext:value-type="string">
            <text:p>NT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4" office:value-type="string" calcext:value-type="string">
            <text:p>NAD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style-name="ce24" office:value-type="string" calcext:value-type="string">
            <text:p>NADH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style-name="ce24" office:value-type="string" calcext:value-type="string">
            <text:p>AD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4" office:value-type="string" calcext:value-type="string">
            <text:p>ATP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4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4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24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4"/>
          <table:table-cell table:style-name="ce56"/>
        </table:table-row>
        <table:table-row table:style-name="ro1" table:number-rows-repeated="2">
          <table:table-cell/>
          <table:table-cell table:style-name="ce56"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57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/00/0000</text:date>, <text:time style:data-style-name="N2" text:time-value="16:41:09.3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8-11T18:15:46.908000000</dc:date>
    <meta:editing-cycles>285</meta:editing-cycles>
    <meta:editing-duration>P1DT7H10M</meta:editing-duration>
    <meta:document-statistic meta:table-count="9" meta:cell-count="735" meta:object-count="0"/>
  </office:meta>
</office:document-meta>
</file>